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  <style:font-face style:name="黑體-繁" svg:font-family="黑體-繁" style:font-pitch="variable"/>
  </office:font-face-decls>
  <office:automatic-styles>
    <style:style style:name="Table4" style:family="table">
      <style:table-properties style:width="19.008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8cm"/>
    </style:style>
    <style:style style:name="Table4.1" style:family="table-row">
      <style:table-row-properties style:min-row-height="0.695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6cm" fo:margin-left="-0.002cm" table:align="left"/>
    </style:style>
    <style:style style:name="Table1.A" style:family="table-column">
      <style:table-column-properties style:column-width="11.404cm"/>
    </style:style>
    <style:style style:name="Table1.B" style:family="table-column">
      <style:table-column-properties style:column-width="7.602cm"/>
    </style:style>
    <style:style style:name="Table1.A1" style:family="table-cell">
      <style:table-cell-properties style:writing-mode="page"/>
    </style:style>
    <style:style style:name="Table5" style:family="table">
      <style:table-properties style:width="19.013cm" fo:margin-left="0cm" table:align="left"/>
    </style:style>
    <style:style style:name="Table5.A" style:family="table-column">
      <style:table-column-properties style:column-width="3.101cm"/>
    </style:style>
    <style:style style:name="Table5.B" style:family="table-column">
      <style:table-column-properties style:column-width="2.203cm"/>
    </style:style>
    <style:style style:name="Table5.C" style:family="table-column">
      <style:table-column-properties style:column-width="5.895cm"/>
    </style:style>
    <style:style style:name="Table5.D" style:family="table-column">
      <style:table-column-properties style:column-width="0.997cm"/>
    </style:style>
    <style:style style:name="Table5.E" style:family="table-column">
      <style:table-column-properties style:column-width="1.009cm"/>
    </style:style>
    <style:style style:name="Table5.F" style:family="table-column">
      <style:table-column-properties style:column-width="1.293cm"/>
    </style:style>
    <style:style style:name="Table5.G" style:family="table-column">
      <style:table-column-properties style:column-width="1.748cm"/>
    </style:style>
    <style:style style:name="Table5.H" style:family="table-column">
      <style:table-column-properties style:column-width="1.155cm"/>
    </style:style>
    <style:style style:name="Table5.I" style:family="table-column">
      <style:table-column-properties style:column-width="1.612cm"/>
    </style:style>
    <style:style style:name="Table5.A1" style:family="table-cell">
      <style:table-cell-properties style:vertical-align="middle"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C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D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E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F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H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I1" style:family="table-cell">
      <style:table-cell-properties fo:padding-left="0cm" fo:padding-right="0cm" fo:padding-top="0.101cm" fo:padding-bottom="0.101cm" fo:border="0.05pt solid #000000"/>
    </style:style>
    <style:style style:name="Table5.2" style:family="table-row">
      <style:table-row-properties style:min-row-height="0.504cm"/>
    </style:style>
    <style:style style:name="Table5.A2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5.I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261cm"/>
    </style:style>
    <style:style style:name="Table5.A5" style:family="table-cell">
      <style:table-cell-properties style:vertical-align="middle" fo:padding-left="0cm" fo:padding-right="0cm" fo:padding-top="0.101cm" fo:padding-bottom="0.101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101cm" fo:border-left="none" fo:border-right="none" fo:border-top="none" fo:border-bottom="0.05pt solid #000000"/>
    </style:style>
    <style:style style:name="Table5.7" style:family="table-row">
      <style:table-row-properties style:min-row-height="0.522cm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4" style:family="paragraph" style:parent-style-name="Standard">
      <style:paragraph-properties fo:line-height="115%" fo:text-align="end" style:justify-single-word="false"/>
      <style:text-properties style:font-name="微軟正黑體" fo:font-size="8pt" officeooo:paragraph-rsid="00544e52" style:font-name-asian="微軟正黑體" style:font-size-asian="8pt" style:font-name-complex="Heiti TC" style:font-size-complex="8pt"/>
    </style:style>
    <style:style style:name="P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微軟正黑體" fo:font-size="8pt" officeooo:rsid="0059c700" officeooo:paragraph-rsid="00bd4fe7" style:font-name-asian="黑體-繁" style:font-size-asian="8pt" style:font-size-complex="8pt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rsid="00f0bc25" officeooo:paragraph-rsid="00f0bc25" style:font-name-asian="黑體-繁" style:font-size-asian="10pt" style:font-name-complex="Microsoft JhengHei1" style:font-size-complex="10pt" style:text-scale="95%"/>
    </style:style>
    <style:style style:name="P7" style:family="paragraph" style:parent-style-name="Standard"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officeooo:rsid="0059c700" officeooo:paragraph-rsid="00bd4fe7" style:font-name-asian="微軟正黑體" style:font-size-asian="10pt" style:font-size-complex="10pt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rsid="00f5b16a" officeooo:paragraph-rsid="00f5b16a" style:font-name-asian="微軟正黑體" style:font-size-asian="10pt" style:font-size-complex="10pt"/>
    </style:style>
    <style:style style:name="P14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0f5e809" officeooo:paragraph-rsid="00f5e809" style:font-name-asian="微軟正黑體" style:font-size-asian="10pt" style:font-size-complex="10pt"/>
    </style:style>
    <style:style style:name="P15" style:family="paragraph" style:parent-style-name="Standard">
      <loext:graphic-properties draw:fill-hatch-name="hatch"/>
      <style:paragraph-properties fo:margin-top="0cm" fo:margin-bottom="0cm" style:contextual-spacing="false" fo:line-height="0.049cm" fo:text-align="center" style:justify-single-word="false"/>
      <style:text-properties style:font-name="微軟正黑體" fo:font-size="9.10000038146973pt" officeooo:rsid="001e3d71" officeooo:paragraph-rsid="00544e52" style:font-name-asian="微軟正黑體" style:font-size-asian="8pt" style:font-size-complex="9.10000038146973pt"/>
    </style:style>
    <style:style style:name="P16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9.10000038146973pt" officeooo:paragraph-rsid="00595e9f" style:font-name-asian="微軟正黑體" style:font-size-asian="8pt" style:font-size-complex="9.10000038146973pt"/>
    </style:style>
    <style:style style:name="P17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18" style:family="paragraph" style:parent-style-name="Standard">
      <style:paragraph-properties fo:line-height="0.3cm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19" style:family="paragraph" style:parent-style-name="Standard">
      <style:paragraph-properties fo:line-height="0.049cm"/>
      <style:text-properties style:font-name="微軟正黑體" fo:font-size="14pt" officeooo:rsid="00cff28c" officeooo:paragraph-rsid="00cff28c" fo:background-color="#e8a202" style:font-name-asian="微軟正黑體" style:font-size-asian="14pt" style:font-size-complex="14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微軟正黑體" fo:font-size="6pt" officeooo:rsid="005f9253" officeooo:paragraph-rsid="00e32c99" style:font-name-asian="微軟正黑體" style:font-size-asian="6pt" style:font-size-complex="6pt"/>
    </style:style>
    <style:style style:name="P21" style:family="paragraph" style:parent-style-name="Table_20_Contents">
      <style:paragraph-properties fo:line-height="0.4cm"/>
      <style:text-properties style:font-name="微軟正黑體" fo:font-size="6pt" style:font-name-asian="微軟正黑體" style:font-size-asian="6pt" style:font-size-complex="6pt"/>
    </style:style>
    <style:style style:name="P22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黑體-繁" fo:font-size="9pt" officeooo:paragraph-rsid="00e32c99" style:font-name-asian="黑體-繁" style:font-size-asian="9pt" style:font-name-complex="Microsoft JhengHei1" style:font-size-complex="9pt" style:text-scale="95%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黑體-繁" fo:font-size="8pt" officeooo:rsid="0061772c" style:font-name-asian="黑體-繁" style:font-size-asian="8pt" style:font-size-complex="8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黑體-繁" fo:font-size="8pt" officeooo:rsid="0061772c" style:font-name-asian="黑體-繁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黑體-繁" fo:font-size="8pt" style:font-name-asian="黑體-繁" style:font-size-asian="8pt" style:font-size-complex="8pt"/>
    </style:style>
    <style:style style:name="P26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黑體-繁" fo:font-size="8pt" officeooo:paragraph-rsid="00595e9f" style:font-name-asian="黑體-繁" style:font-size-asian="8pt" style:font-size-complex="8pt"/>
    </style:style>
    <style:style style:name="P27" style:family="paragraph" style:parent-style-name="Table_20_Contents">
      <style:paragraph-properties fo:line-height="100%"/>
    </style:style>
    <style:style style:name="P28" style:family="paragraph" style:parent-style-name="Standard">
      <loext:graphic-properties draw:fill="solid" draw:fill-color="#cccccc" draw:fill-gradient-name="Gradient_20_1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cff28c" officeooo:paragraph-rsid="00d82e18" fo:background-color="transparent" style:font-name-asian="黑體-繁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/>
    </style:style>
    <style:style style:name="P30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黑體-繁" style:font-size-asian="18pt" style:font-name-complex="Microsoft JhengHei1" style:font-size-complex="18pt" style:text-scale="100%"/>
    </style:style>
    <style:style style:name="T1" style:family="text">
      <style:text-properties officeooo:rsid="009a7db5"/>
    </style:style>
    <style:style style:name="T2" style:family="text">
      <style:text-properties officeooo:rsid="00f0bc25"/>
    </style:style>
    <style:style style:name="T3" style:family="text">
      <style:text-properties fo:letter-spacing="0.053cm"/>
    </style:style>
    <style:style style:name="T4" style:family="text">
      <style:text-properties fo:letter-spacing="0.023cm"/>
    </style:style>
    <style:style style:name="T5" style:family="text">
      <style:text-properties style:font-name="黑體-繁" fo:font-size="8pt" officeooo:rsid="00f9e900" style:font-name-asian="微軟正黑體" style:font-size-asian="8pt" style:font-size-complex="8pt"/>
    </style:style>
    <style:style style:name="T6" style:family="text">
      <style:text-properties style:font-name="黑體-繁" fo:font-size="8pt" officeooo:rsid="00fe46aa" style:font-name-asian="微軟正黑體" style:font-size-asian="8pt" style:font-size-complex="8pt"/>
    </style:style>
    <style:style style:name="T7" style:family="text">
      <style:text-properties style:font-name="黑體-繁" fo:font-size="8pt" style:font-name-asian="黑體-繁" style:font-size-asian="8pt" style:font-size-complex="8pt"/>
    </style:style>
    <style:style style:name="T8" style:family="text">
      <style:text-properties style:font-name="黑體-繁" style:font-name-asian="黑體-繁"/>
    </style:style>
    <style:style style:name="T9" style:family="text">
      <style:text-properties style:font-name-asian="黑體-繁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採購單號" text:name="py3o.o.bf_name"/>
        <text:user-field-decl office:value-type="string" office:string-value="廠商名稱" text:name="py3o.o.bf_partner_id.bf_name"/>
        <text:user-field-decl office:value-type="string" office:string-value="採購人員" text:name="py3o.o.bf_user_id.bf_name"/>
        <text:user-field-decl office:value-type="string" office:string-value="備註" text:name="py3o.o.bf_notes"/>
        <text:user-field-decl office:value-type="string" office:string-value="訂購日期1" text:name="py3o.data.dateapprove"/>
        <text:user-field-decl office:value-type="string" office:string-value="小計1" text:name="py3o.data.amounttaxed"/>
        <text:user-field-decl office:value-type="string" office:string-value="稅金1" text:name="py3o.data.amounttax"/>
        <text:user-field-decl office:value-type="string" office:string-value="總計1" text:name="py3o.data.amounttotal"/>
        <text:user-field-decl office:value-type="string" office:string-value="小計1" text:name="py3o.data.amountuntaxed"/>
        <text:user-field-decl office:value-type="string" office:string-value="料號1" text:name="py3o.l.prodname"/>
        <text:user-field-decl office:value-type="string" office:string-value="材質1" text:name="py3o.l.prodmaterial"/>
        <text:user-field-decl office:value-type="string" office:string-value="規格1" text:name="py3o.l.prodspec"/>
        <text:user-field-decl office:value-type="string" office:string-value="數量1" text:name="py3o.l.prodqty"/>
        <text:user-field-decl office:value-type="string" office:string-value="單位1" text:name="py3o.l.produom"/>
        <text:user-field-decl office:value-type="string" office:string-value="單價1" text:name="py3o.l.prodprice"/>
        <text:user-field-decl office:value-type="string" office:string-value="交期1" text:name="py3o.l.dateplanned"/>
        <text:user-field-decl office:value-type="string" office:string-value="指送1" text:name="py3o.l.proddeliver"/>
        <text:user-field-decl office:value-type="string" office:string-value="說明1" text:name="py3o.l.oldesc"/>
      </text:user-field-decls>
      <text:p text:style-name="P15"><text:s/>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28">採 購 訂 單</text:p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row table:style-name="TableLine140187423449296">
          <table:table-cell table:style-name="Table1.A1" office:value-type="string">
            <text:p text:style-name="P7">採購單號 : <text:span text:style-name="T9"><text:user-field-get text:name="py3o.o.bf_name">採購單號</text:user-field-get></text:span></text:p>
          </table:table-cell>
          <table:table-cell table:style-name="Table1.A1" office:value-type="string">
            <text:p text:style-name="P7">訂購日期 : <text:span text:style-name="T8"><text:user-field-get text:name="py3o.data.dateapprove">訂購日期1</text:user-field-get></text:span></text:p>
          </table:table-cell>
        </table:table-row>
        <table:table-row table:style-name="TableLine140187423301408">
          <table:table-cell table:style-name="Table1.A1" office:value-type="string">
            <text:p text:style-name="P7">廠商名稱 : <text:span text:style-name="T9"><text:user-field-get text:name="py3o.o.bf_partner_id.bf_name">廠商名稱</text:user-field-get></text:span></text:p>
          </table:table-cell>
          <table:table-cell table:style-name="Table1.A1" office:value-type="string">
            <text:p text:style-name="P7">採購人員 : <text:span text:style-name="T9"><text:user-field-get text:name="py3o.o.bf_user_id.bf_name">採購人員</text:user-field-get></text:span></text:p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Line140187304472144">
          <table:table-cell table:style-name="Table5.A1" office:value-type="string">
            <text:p text:style-name="P8">料號</text:p>
          </table:table-cell>
          <table:table-cell table:style-name="Table5.B1" office:value-type="string">
            <text:p text:style-name="P9">材質</text:p>
          </table:table-cell>
          <table:table-cell table:style-name="Table5.C1" office:value-type="string">
            <text:p text:style-name="P9">規格</text:p>
          </table:table-cell>
          <table:table-cell table:style-name="Table5.D1" office:value-type="string">
            <text:p text:style-name="P9">數量</text:p>
          </table:table-cell>
          <table:table-cell table:style-name="Table5.E1" office:value-type="string">
            <text:p text:style-name="P9">單位</text:p>
          </table:table-cell>
          <table:table-cell table:style-name="Table5.F1" office:value-type="string">
            <text:p text:style-name="P13">單價</text:p>
          </table:table-cell>
          <table:table-cell table:style-name="Table5.G1" office:value-type="string">
            <text:p text:style-name="P9">交期</text:p>
          </table:table-cell>
          <table:table-cell table:style-name="Table5.H1" office:value-type="string">
            <text:p text:style-name="P9">指送</text:p>
          </table:table-cell>
          <table:table-cell table:style-name="Table5.I1" office:value-type="string">
            <text:p text:style-name="P9">說明</text:p>
          </table:table-cell>
        </table:table-row>
        <table:table-row table:style-name="Table5.2">
          <table:table-cell table:style-name="Table5.A2" table:number-columns-spanned="9" office:value-type="string">
            <text:p text:style-name="P29"><text:a xlink:type="simple" xlink:href="py3o://for=%22l%20in%20data.order1_line%22" text:style-name="Internet_20_link" text:visited-style-name="Visited_20_Internet_20_Link"><text:span text:style-name="T6">for="l in data.order1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1"><text:span text:style-name="T7"><text:user-field-get text:name="py3o.l.prodname">料號1</text:user-field-get></text:span><text:s/></text:p>
          </table:table-cell>
          <table:table-cell table:style-name="Table5.A3" office:value-type="string">
            <text:p text:style-name="P10"><text:span text:style-name="T7"><text:user-field-get text:name="py3o.l.prodmaterial">材質1</text:user-field-get></text:span><text:s/></text:p>
          </table:table-cell>
          <table:table-cell table:style-name="Table5.A3" office:value-type="string">
            <text:p text:style-name="P10"><text:span text:style-name="T7"><text:user-field-get text:name="py3o.l.prodspec">規格1</text:user-field-get></text:span><text:s/></text:p>
          </table:table-cell>
          <table:table-cell table:style-name="Table5.A3" office:value-type="string">
            <text:p text:style-name="P25"><text:user-field-get text:name="py3o.l.prodqty">數量1</text:user-field-get></text:p>
          </table:table-cell>
          <table:table-cell table:style-name="Table5.A3" office:value-type="string">
            <text:p text:style-name="P25"><text:user-field-get text:name="py3o.l.produom">單位1</text:user-field-get></text:p>
          </table:table-cell>
          <table:table-cell table:style-name="Table5.A3" office:value-type="string">
            <text:p text:style-name="P23"><text:user-field-get text:name="py3o.l.prodprice">單價1</text:user-field-get></text:p>
          </table:table-cell>
          <table:table-cell table:style-name="Table5.A3" office:value-type="string">
            <text:p text:style-name="P24"><text:user-field-get text:name="py3o.l.dateplanned">交期1</text:user-field-get></text:p>
          </table:table-cell>
          <table:table-cell table:style-name="Table5.A3" office:value-type="string">
            <text:p text:style-name="P24"><text:user-field-get text:name="py3o.l.proddeliver">指送1</text:user-field-get></text:p>
          </table:table-cell>
          <table:table-cell table:style-name="Table5.I3" office:value-type="string">
            <text:p text:style-name="P23"><text:user-field-get text:name="py3o.l.oldesc">說明1</text:user-field-get></text:p>
          </table:table-cell>
        </table:table-row>
        <table:table-row table:style-name="TableLine140187424103328">
          <table:table-cell table:style-name="Table5.A4" table:number-columns-spanned="9" office:value-type="string">
            <text:p text:style-name="P27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rows-spanned="3" office:value-type="string">
            <text:p text:style-name="P12">備註:</text:p>
          </table:table-cell>
          <table:table-cell table:style-name="Table5.B5" table:number-rows-spanned="3" table:number-columns-spanned="3" office:value-type="string">
            <text:p text:style-name="P5"><text:user-field-get text:name="py3o.o.bf_notes">備註</text:user-field-get></text:p>
          </table:table-cell>
          <table:covered-table-cell/>
          <table:covered-table-cell/>
          <table:table-cell table:style-name="Table5.A3" table:number-columns-spanned="2" office:value-type="string">
            <text:p text:style-name="P14">小計</text:p>
          </table:table-cell>
          <table:covered-table-cell/>
          <table:table-cell table:style-name="Table5.I3" table:number-columns-spanned="3" office:value-type="string">
            <text:p text:style-name="P26"><text:user-field-get text:name="py3o.data.amountuntaxed">小計1</text:user-field-get></text:p>
          </table:table-cell>
          <table:covered-table-cell/>
          <table:covered-table-cell/>
        </table:table-row>
        <table:table-row table:style-name="Table5.5">
          <table:covered-table-cell table:style-name="Table5.A5"/>
          <table:covered-table-cell table:style-name="Table5.B5"/>
          <table:covered-table-cell/>
          <table:covered-table-cell/>
          <table:table-cell table:style-name="Table5.A3" table:number-columns-spanned="2" office:value-type="string">
            <text:p text:style-name="P14">稅金5%</text:p>
          </table:table-cell>
          <table:covered-table-cell/>
          <table:table-cell table:style-name="Table5.I3" table:number-columns-spanned="3" office:value-type="string">
            <text:p text:style-name="P26"><text:user-field-get text:name="py3o.data.amounttax">稅金1</text:user-field-get></text:p>
          </table:table-cell>
          <table:covered-table-cell/>
          <table:covered-table-cell/>
        </table:table-row>
        <table:table-row table:style-name="Table5.7">
          <table:covered-table-cell table:style-name="Table5.A5"/>
          <table:covered-table-cell table:style-name="Table5.B5"/>
          <table:covered-table-cell/>
          <table:covered-table-cell/>
          <table:table-cell table:style-name="Table5.A3" table:number-columns-spanned="2" office:value-type="string">
            <text:p text:style-name="P14">合計金額</text:p>
          </table:table-cell>
          <table:covered-table-cell/>
          <table:table-cell table:style-name="Table5.I3" table:number-columns-spanned="3" office:value-type="string">
            <text:p text:style-name="P16"><text:user-field-get text:name="py3o.data.amounttotal">總計1</text:user-field-get></text:p>
          </table:table-cell>
          <table:covered-table-cell/>
          <table:covered-table-cell/>
        </table:table-row>
      </table:table>
      <text:p text:style-name="P17"><text:s text:c="3"/></text:p>
      <text:p text:style-name="P4"><text:s text:c="172"/></text:p>
      <text:p text:style-name="P21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  <style:font-face style:name="黑體-繁" svg:font-family="黑體-繁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表格1.3" style:family="table-row">
      <style:table-row-properties style:min-row-height="0.649cm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M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黑體-繁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rsid="00f0bc25" officeooo:paragraph-rsid="00f0bc25" style:font-name-asian="黑體-繁" style:font-size-asian="10pt" style:font-name-complex="Microsoft JhengHei1" style:font-size-complex="10pt" style:text-scale="95%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黑體-繁" fo:font-size="9pt" officeooo:paragraph-rsid="00e32c99" style:font-name-asian="黑體-繁" style:font-size-asian="9pt" style:font-name-complex="Microsoft JhengHei1" style:font-size-complex="9pt" style:text-scale="95%"/>
    </style:style>
    <style:style style:name="MT1" style:family="text">
      <style:text-properties officeooo:rsid="009a7db5"/>
    </style:style>
    <style:style style:name="MT2" style:family="text">
      <style:text-properties officeooo:rsid="00f0bc25"/>
    </style:style>
    <style:style style:name="MT3" style:family="text">
      <style:text-properties fo:letter-spacing="0.053cm"/>
    </style:style>
    <style:style style:name="MT4" style:family="text">
      <style:text-properties fo:letter-spacing="0.023cm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.199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40187330435760">
              <table:table-cell table:style-name="表格1.A1" office:value-type="string">
                <text:h text:style-name="MP4" text:outline-level="2">精宏機械股份有限公司</text:h>
              </table:table-cell>
            </table:table-row>
            <table:table-row table:style-name="TableLine140187330567648">
              <table:table-cell table:style-name="表格1.A1" office:value-type="string">
                <text:p text:style-name="MP5">326桃園市楊梅區行善路32巷16號</text:p>
              </table:table-cell>
            </table:table-row>
            <table:table-row table:style-name="表格1.3">
              <table:table-cell table:style-name="表格1.A1" office:value-type="string">
                <text:p text:style-name="MP6">TEL:(0<text:span text:style-name="MT2">3</text:span>)<text:span text:style-name="MT2">475-7712</text:span><text:span text:style-name="MT3"> <text:s/></text:span>FAX:(0<text:span text:style-name="MT2">3</text:span>)<text:span text:style-name="MT2">475-7701</text:span><text:span text:style-name="MT4"> <text:s/>統一</text:span>編號:<text:span text:style-name="MT2">22116716</text:span></text:p>
              </table:table-cell>
            </table:table-row>
          </table:table-header-rows>
        </table:table>
        <text:p text:style-name="MP2"/>
      </style:header>
      <style:footer>
        <text:p text:style-name="MP3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10:47:00.989780342</meta:creation-date>
    <meta:generator>LibreOffice/7.2.6.2$MacOSX_X86_64 LibreOffice_project/b0ec3a565991f7569a5a7f5d24fed7f52653d754</meta:generator>
    <dc:date>2022-10-03T21:50:22.927350969</dc:date>
    <meta:editing-duration>PT10H59M14S</meta:editing-duration>
    <meta:editing-cycles>235</meta:editing-cycles>
    <meta:print-date>2021-08-18T14:45:03.970099401</meta:print-date>
    <meta:document-statistic meta:table-count="4" meta:image-count="0" meta:object-count="0" meta:page-count="1" meta:paragraph-count="40" meta:word-count="148" meta:character-count="421" meta:non-whitespace-character-count="221"/>
  </office:meta>
</office:document-meta>
</file>